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officeooo:rsid="00131fa9" officeooo:paragraph-rsid="00131fa9" style:font-size-asian="10.5pt" style:font-size-complex="12pt"/>
    </style:style>
    <style:style style:name="P2" style:family="paragraph" style:parent-style-name="Standard">
      <style:text-properties fo:font-size="12pt" officeooo:rsid="0013b4cd" officeooo:paragraph-rsid="0013b4cd" style:font-size-asian="10.5pt" style:font-size-complex="12pt"/>
    </style:style>
    <style:style style:name="T1" style:family="text">
      <style:text-properties officeooo:rsid="00131fa9"/>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style:text-underline-style="none" fo:font-weight="bold" officeooo:rsid="00131fa9" style:font-style-asian="italic" style:font-weight-asian="bold" style:font-style-complex="italic" style:font-weight-complex="bold"/>
    </style:style>
    <style:style style:name="T4" style:family="text">
      <style:text-properties fo:font-style="italic" style:text-underline-style="none" fo:font-weight="bold" officeooo:rsid="0013b4cd" style:font-style-asian="italic" style:font-weight-asian="bold" style:font-style-complex="italic" style:font-weight-complex="bold"/>
    </style:style>
    <style:style style:name="T5" style:family="text">
      <style:text-properties fo:font-size="18pt" fo:font-style="italic" style:text-underline-style="solid" style:text-underline-width="auto" style:text-underline-color="font-color" fo:font-weight="bold" officeooo:rsid="00131fa9" style:font-size-asian="18pt" style:font-style-asian="italic" style:font-weight-asian="bold" style:font-size-complex="18pt" style:font-style-complex="italic" style:font-weight-complex="bold"/>
    </style:style>
    <style:style style:name="T6" style:family="text">
      <style:text-properties fo:font-size="18pt" fo:font-style="italic" style:text-underline-style="none" fo:font-weight="bold" officeooo:rsid="00131fa9" style:font-size-asian="18pt" style:font-style-asian="italic" style:font-weight-asian="bold" style:font-size-complex="18pt"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span text:style-name="T1"><text:s text:c="56"/></text:span><text:span text:style-name="T3"><text:s/></text:span><text:span text:style-name="T6">KEBAB,IO</text:span></text:p>
      <text:p text:style-name="Standard"><text:span text:style-name="T6"/></text:p>
      <text:p text:style-name="Standard"><text:span text:style-name="T6"/></text:p>
      <text:p text:style-name="P1"><text:span text:style-name="T2">script : Jeux de type io sur le thème du kebab et des frites,</text:span></text:p>
      <text:p text:style-name="P1"><text:span text:style-name="T2">Jeux de type multijoueur.</text:span></text:p>
      <text:p text:style-name="P1"><text:span text:style-name="T2">Le personnage est un kebab avec des bras et des jambes et qui se déplace suivant le pointeur de la souris.</text:span></text:p>
      <text:p text:style-name="P1"><text:span text:style-name="T2">Des petites frites sont positionnées sur la carte et peuvent êtres mangées par le kebab,</text:span></text:p>
      <text:p text:style-name="P1"><text:span text:style-name="T2">Lorsque le kebab mange une frite, il grossit (faiblement).</text:span></text:p>
      <text:p text:style-name="P1"><text:span text:style-name="T2">Lorsque le kebab se rapproche d’un kebab adverse plus petit, il peu le manger en se superposant à lui. Alors il grossira ( il prendra comme volume la taille du kebab adverse).</text:span></text:p>
      <text:p text:style-name="P1"><text:span text:style-name="T2">Des « Ronflex » sont positionnés sur la carte de manière aléatoire! Si le Kebab est plus petit que le Ronflex, il peu se cacher a l’intérieur, par contre si il est plus gros il se multiplie en plusieurs fragment ( il explose),</text:span></text:p>
      <text:p text:style-name="P1"><text:span text:style-name="T2">En appuyant sur la touche espace le joueur peu diviser son kebab en deux de manière à envoyer son double pour manger un kebab adverse ou des frites ou « la tourte vif d’or »</text:span></text:p>
      <text:p text:style-name="P1"><text:span text:style-name="T2">La « tourte vif d’or » </text:span><text:span text:style-name="T4">est une toute petite unité très vive et rapide qui se déplace sur toute la carte de façon aléatoire. Manger la tourte vif d’or et vous vous transformerez en une « méga tourte », la tourte vif d’or va alors disparaître. Si la méga tourte est mangée par un adversaire ou si elle explose au contact d’un Ronflex, la tourte vif d’or reviens sur la carte.</text:span></text:p>
      <text:p text:style-name="P2"><text:span text:style-name="T4">I</text:span><text:span text:style-name="T2">l existera des skin « classique » « épiques » et « légendaires ».</text:span></text:p>
      <text:p text:style-name="P1"><text:span text:style-name="T2"/></text:p>
      <text:p text:style-name="P1"><text:span text:style-name="T2"/></text:p>
      <text:p text:style-name="P1"><text:span text:style-name="T2"/></text:p>
      <text:p text:style-name="Standard"><text:span text:style-name="T5"/></text:p>
      <text:p text:style-name="Standard"><text:span text:style-name="T5"/></text:p>
      <text:p text:style-name="Standard"><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11:09:10.789000000</meta:creation-date>
    <dc:date>2017-10-16T11:27:41.212000000</dc:date>
    <meta:editing-duration>PT5M50S</meta:editing-duration>
    <meta:editing-cycles>1</meta:editing-cycles>
    <meta:document-statistic meta:table-count="0" meta:image-count="0" meta:object-count="0" meta:page-count="1" meta:paragraph-count="11" meta:word-count="260" meta:character-count="1417" meta:non-whitespace-character-count="1110"/>
    <meta:generator>LibreOffice/5.3.6.1$Windows_x86 LibreOffice_project/686f202eff87ef707079aeb7f485847613344eb7</meta:generator>
  </office:meta>
</office:document-meta>
</file>